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DA000000FC92C2123B981DDAD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709cm"/>
    </style:style>
    <style:style style:name="Table1.B" style:family="table-column">
      <style:table-column-properties style:column-width="1.69cm"/>
    </style:style>
    <style:style style:name="Table1.C" style:family="table-column">
      <style:table-column-properties style:column-width="1.688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1.A9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9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8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/>
    </style:style>
    <style:style style:name="T9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10" style:family="text">
      <style:text-properties style:font-name="Verdana" fo:font-size="9pt" style:font-size-asian="9pt" style:font-size-complex="9pt"/>
    </style:style>
    <style:style style:name="T11" style:family="text">
      <style:text-properties style:font-name="Verdana" fo:font-size="9pt" fo:language="fr" fo:country="FR" style:font-size-asian="9pt" style:font-size-complex="9pt"/>
    </style:style>
    <style:style style:name="gr1" style:family="graphic">
      <style:graphic-properties draw:stroke="none" svg:stroke-width="0cm" draw:fill="bitmap" draw:fill-image-name="msFillBitmap_20_1" style:repeat="stretch" draw:textarea-vertical-align="top" draw:auto-grow-height="false" fo:min-height="0.434cm" fo:min-width="4.699cm" fo:padding-top="0.125cm" fo:padding-bottom="0.125cm" fo:padding-left="0.25cm" fo:padding-right="0.25cm" fo:wrap-option="wrap" fo:clip="rect(0cm, 0cm, 0cm, 0cm)" fo:margin-left="0.319cm" fo:margin-right="0.33cm" fo:margin-top="0.007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ABARITO DO 32º SIMULADO OAB 2015.2 REALIZADO EM </text:span></text:p>
      <text:p text:style-name="P1"><text:span text:style-name="T1">4 DE DEZEMBRO DE 2015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2"/>
        <table:table-column table:style-name="Table1.A"/>
        <table:table-column table:style-name="Table1.B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5">B<text:line-break/>anulad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5">C</text:span></text:p>
            <text:p text:style-name="P4"><text:span text:style-name="T5">anulad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5">A</text:span></text:p>
            <text:p text:style-name="P4"><text:span text:style-name="T5">anulada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</text:span><text:bookmark text:name="_GoBack"/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2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msFillBitmap_20_1" draw:display-name="msFillBitmap 1" xlink:href="Pictures/10000000000006DA000000FC92C2123B981DDAD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T5" style:family="text">
      <style:text-properties style:font-name="Verdana" fo:font-size="9pt" fo:language="fr" fo:country="FR" style:font-size-asian="9pt" style:font-size-complex="9pt"/>
    </style:style>
    <style:style style:name="Mgr1" style:family="graphic">
      <style:graphic-properties draw:stroke="none" svg:stroke-width="0cm" draw:fill="bitmap" draw:fill-image-name="msFillBitmap_20_1" style:repeat="stretch" draw:textarea-vertical-align="top" draw:auto-grow-height="false" fo:min-height="0.434cm" fo:min-width="4.699cm" fo:padding-top="0.125cm" fo:padding-bottom="0.125cm" fo:padding-left="0.25cm" fo:padding-right="0.25cm" fo:wrap-option="wrap" fo:clip="rect(0cm, 0cm, 0cm, 0cm)" fo:margin-left="0.319cm" fo:margin-right="0.33cm" fo:margin-top="0.007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Rectangle 4" draw:style-name="Mgr1" draw:text-style-name="MP2" svg:width="5.199cm" svg:height="0.683cm" svg:x="11.855cm" svg:y="0.086cm"><svg:desc>logoDIREITORIO-01</svg:desc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1"/>
        <text:p text:style-name="MP1"/>
        <text:p text:style-name="MP3"><text:span text:style-name="MT1"><text:s/></text:span></text:p>
      </style:header>
      <style:footer>
        <text:p text:style-name="MP4"/>
        <text:p text:style-name="MP5"><text:span text:style-name="MT2">32º</text:span><text:span text:style-name="MT3"> Simulado OAB – dezembro/2015</text:span></text:p>
        <text:p text:style-name="MP5"><text:span text:style-name="MT4">Praia de Botafogo, 190 | 8º andar | Rio de Janeiro | RJ | CEP:22250-900 | Brasil</text:span></text:p>
        <text:p text:style-name="MP5"><text:span text:style-name="MT4">Tel: (55 21) 3799-5915</text:span><text:span text:style-name="MT5"> |</text:span><text:span text:style-name="MT4"> </text:span><text:span text:style-name="MT5">Fax: (55 21) 3799-5410 | www.fgv.br/direitorio</text:span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3</meta:editing-cycles>
    <meta:print-date>2015-12-09T18:18:00</meta:print-date>
    <meta:creation-date>2015-12-09T18:18:00</meta:creation-date>
    <dc:date>2015-12-09T18:20:00</dc:date>
    <meta:editing-duration>PT1M</meta:editing-duration>
    <meta:generator>LibreOffice/5.1.6.2$Linux_X86_64 LibreOffice_project/10m0$Build-2</meta:generator>
    <meta:document-statistic meta:table-count="1" meta:image-count="0" meta:object-count="0" meta:page-count="1" meta:paragraph-count="156" meta:word-count="207" meta:character-count="623" meta:non-whitespace-character-count="568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